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fo:font-weight="bold" officeooo:paragraph-rsid="0005c8e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officeooo:paragraph-rsid="0005c8e8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05c8e8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paragraph-rsid="0005c8e8" style:font-size-asian="14pt" style:font-size-complex="14pt"/>
    </style:style>
    <style:style style:name="T1" style:family="text">
      <style:text-properties officeooo:rsid="0005c8e8"/>
    </style:style>
    <style:style style:name="T2" style:family="text">
      <style:text-properties style:font-name="Times New Roman1" officeooo:rsid="0005c8e8"/>
    </style:style>
    <style:style style:name="T3" style:family="text">
      <style:text-properties style:font-name="Times New Roman1" fo:font-size="12pt" officeooo:rsid="0005c8e8"/>
    </style:style>
    <style:style style:name="T4" style:family="text">
      <style:text-properties style:font-name="Times New Roman1" fo:font-size="12pt" fo:language="ru" fo:country="RU" officeooo:rsid="0005c8e8" style:font-size-asian="14pt" style:font-size-complex="14pt"/>
    </style:style>
    <style:style style:name="T5" style:family="text">
      <style:text-properties style:font-name="Times New Roman1" fo:font-size="12pt" fo:language="ru" fo:country="RU" officeooo:rsid="0005c8e8"/>
    </style:style>
    <style:style style:name="T6" style:family="text">
      <style:text-properties style:font-name="Times New Roman1" fo:font-size="12pt" officeooo:rsid="0005c8e8" style:font-size-asian="14pt" style:font-size-complex="14pt"/>
    </style:style>
    <style:style style:name="T7" style:family="text">
      <style:text-properties style:font-name="Times New Roman1" fo:font-size="12pt" fo:language="en" fo:country="US" officeooo:rsid="0005c8e8" style:font-size-asian="14pt" style:font-size-complex="14pt"/>
    </style:style>
    <style:style style:name="T8" style:family="text">
      <style:text-properties style:font-name="Times New Roman1" fo:language="ru" fo:country="RU" officeooo:rsid="0005c8e8"/>
    </style:style>
    <style:style style:name="T9" style:family="text">
      <style:text-properties style:font-name="Times New Roman1" fo:language="en" fo:country="US" officeooo:rsid="0005c8e8"/>
    </style:style>
    <style:style style:name="T10" style:family="text">
      <style:text-properties fo:language="ru" fo:country="RU" officeooo:rsid="0005c8e8" style:font-size-asian="14pt" style:font-size-complex="14pt"/>
    </style:style>
    <style:style style:name="T11" style:family="text">
      <style:text-properties fo:language="ru" fo:country="RU" officeooo:rsid="0005c8e8"/>
    </style:style>
    <style:style style:name="T12" style:family="text">
      <style:text-properties fo:language="en" fo:country="US" officeooo:rsid="0005c8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Перечень и планы-проспекты документов, разрабатываемых к 14.02.2014 г.</text:span></text:p>
      <text:p text:style-name="P2"><text:span text:style-name="T1"/></text:p>
      <text:h text:style-name="Heading_20_1" text:outline-level="1"><text:span text:style-name="T1">Перечень документов</text:span></text:h>
      <text:p text:style-name="P3"><text:span text:style-name="T1">1. Ведомость технического проекта</text:span><text:span text:style-name="T1"> </text:span></text:p>
      <text:p text:style-name="P4"><text:span text:style-name="T11">2. </text:span><text:span text:style-name="T1">Пояснительная записка к техническому проекту </text:span></text:p>
      <text:p text:style-name="P4"><text:span text:style-name="T11">3. Описание организации информационной базы </text:span></text:p>
      <text:p text:style-name="P4"><text:span text:style-name="T11">4. Описание программного обеспечения </text:span></text:p>
      <text:p text:style-name="P4"><text:span text:style-name="T11">5. Программа и методика испытаний</text:span></text:p>
      <text:p text:style-name="P4"><text:span text:style-name="T11">6. Инструкция по формированию и ведению базы данных </text:span></text:p>
      <text:p text:style-name="P4"><text:span text:style-name="T12">7</text:span><text:span text:style-name="T11">. Общее описание подсистемы </text:span></text:p>
      <text:p text:style-name="P4"><text:span text:style-name="T11">8. Руководство администратора </text:span></text:p>
      <text:p text:style-name="P4"><text:span text:style-name="T11"/></text:p>
      <text:h text:style-name="Heading_20_1" text:outline-level="1"><text:span text:style-name="T1">1. Ведомость технического проекта </text:span></text:h>
      <text:p text:style-name="P4"><text:span text:style-name="T11"/></text:p>
      <text:h text:style-name="Heading_20_1" text:outline-level="1"><text:soft-page-break/><text:span text:style-name="T11">2. </text:span><text:span text:style-name="T1">Пояснительная записка к техническому проекту </text:span></text:h>
      <text:h text:style-name="Heading_20_1" text:outline-level="1"><text:span text:style-name="T11">3. Описание организации информационной базы </text:span></text:h>
      <text:h text:style-name="Heading_20_1" text:outline-level="1"><text:span text:style-name="T11">4. Описание программного обеспечения </text:span></text:h>
      <text:h text:style-name="Heading_20_1" text:outline-level="1"><text:span text:style-name="T11">5. Программа и методика испытаний</text:span></text:h>
      <text:h text:style-name="Heading_20_1" text:outline-level="1"><text:span text:style-name="T11">6. Инструкция по формированию и ведению базы данных </text:span></text:h>
      <text:h text:style-name="Heading_20_1" text:outline-level="1"><text:span text:style-name="T12">7</text:span><text:span text:style-name="T11">. Общее описание подсистемы </text:span></text:h>
      <text:h text:style-name="Heading_20_1" text:outline-level="1"><text:span text:style-name="T11">8. Руководство администратора </text:span></text:h>
      <text:h text:style-name="Heading_20_1" text:outline-level="1"><text:span text:style-name="T11"/></text:h>
      <text:p text:style-name="P4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/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ru" fo:country="RU" style:letter-kerning="true" style:font-name-asian="F" style:font-size-asian="10.5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align="center" style:justify-single-word="false" fo:text-indent="0cm" style:auto-text-indent="false" style:page-number="auto"/>
      <style:text-properties style:font-name="Times New Roman2" fo:font-size="14pt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митрий Барышников</meta:initial-creator>
    <meta:creation-date>2013-12-28T22:51:30.30</meta:creation-date>
    <dc:date>2013-12-28T22:58:43.64</dc:date>
    <dc:creator>Дмитрий Барышников</dc:creator>
    <meta:editing-duration>P0D</meta:editing-duration>
    <meta:editing-cycles>1</meta:editing-cycles>
    <meta:generator>LibreOffice/4.0.6.2$Windows_x86 LibreOffice_project/2e2573268451a50806fcd60ae2d9fe01dd0ce24</meta:generator>
    <meta:document-statistic meta:table-count="0" meta:image-count="0" meta:object-count="0" meta:page-count="2" meta:paragraph-count="18" meta:word-count="88" meta:character-count="703" meta:non-whitespace-character-count="619"/>
  </office:meta>
</office:document-meta>
</file>